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.1mm" svg:y="41.44mm">
            <loext:p draw:notify-on-update-of-ranges="Sheet1.A2:Sheet1.A6 Sheet1.B1:Sheet1.B1 Sheet1.B2:Sheet1.B6 Sheet1.C1:Sheet1.C1 Sheet1.C2:Sheet1.C6 Sheet1.D1:Sheet1.D1 Sheet1.D2:Sheet1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63.83mm" svg:y="44.36mm">
            <loext:p draw:notify-on-update-of-ranges="Sheet1.F2:Sheet1.F6 Sheet1.G1:Sheet1.G1 Sheet1.G2:Sheet1.G6 Sheet1.H1:Sheet1.H1 Sheet1.H2:Sheet1.H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string" calcext:value-type="string">
            <text:p>T_sec</text:p>
          </table:table-cell>
          <table:table-cell office:value-type="string" calcext:value-type="string">
            <text:p>T_1D</text:p>
          </table:table-cell>
          <table:table-cell office:value-type="string" calcext:value-type="string">
            <text:p>T_2D</text:p>
          </table:table-cell>
          <table:table-cell table:number-columns-repeated="2"/>
          <table:table-cell office:value-type="string" calcext:value-type="string">
            <text:p>S_1D</text:p>
          </table:table-cell>
          <table:table-cell office:value-type="string" calcext:value-type="string">
            <text:p>S_2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,02</text:p>
          </table:table-cell>
          <table:table-cell office:value-type="float" office:value="0.0194831" calcext:value-type="float">
            <text:p>0,0194831</text:p>
          </table:table-cell>
          <table:table-cell office:value-type="float" office:value="0.0196661" calcext:value-type="float">
            <text:p>0,019666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B2]/[.C2]" office:value-type="float" office:value="1.02653068556852" calcext:value-type="float">
            <text:p>1,0265306856</text:p>
          </table:table-cell>
          <table:table-cell table:formula="of:=[.B2]/[.D2]" office:value-type="float" office:value="1.01697845531142" calcext:value-type="float">
            <text:p>1,01697845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4" calcext:value-type="float">
            <text:p>0,14</text:p>
          </table:table-cell>
          <table:table-cell office:value-type="float" office:value="0.062258" calcext:value-type="float">
            <text:p>0,062258</text:p>
          </table:table-cell>
          <table:table-cell office:value-type="float" office:value="0.0668159" calcext:value-type="float">
            <text:p>0,0668159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B3]/[.C3]" office:value-type="float" office:value="2.24870699347875" calcext:value-type="float">
            <text:p>2,2487069935</text:p>
          </table:table-cell>
          <table:table-cell table:formula="of:=[.B3]/[.D3]" office:value-type="float" office:value="2.09530964934993" calcext:value-type="float">
            <text:p>2,095309649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,56</text:p>
          </table:table-cell>
          <table:table-cell office:value-type="float" office:value="0.169906" calcext:value-type="float">
            <text:p>0,169906</text:p>
          </table:table-cell>
          <table:table-cell office:value-type="float" office:value="0.175945" calcext:value-type="float">
            <text:p>0,175945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[.B4]/[.C4]" office:value-type="float" office:value="3.29594010805975" calcext:value-type="float">
            <text:p>3,2959401081</text:p>
          </table:table-cell>
          <table:table-cell table:formula="of:=[.B4]/[.D4]" office:value-type="float" office:value="3.18281281082156" calcext:value-type="float">
            <text:p>3,18281281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4" calcext:value-type="float">
            <text:p>1,40</text:p>
          </table:table-cell>
          <table:table-cell office:value-type="float" office:value="0.415034" calcext:value-type="float">
            <text:p>0,415034</text:p>
          </table:table-cell>
          <table:table-cell office:value-type="float" office:value="0.422395" calcext:value-type="float">
            <text:p>0,422395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B5]/[.C5]" office:value-type="float" office:value="3.37321761590617" calcext:value-type="float">
            <text:p>3,3732176159</text:p>
          </table:table-cell>
          <table:table-cell table:formula="of:=[.B5]/[.D5]" office:value-type="float" office:value="3.31443317274115" calcext:value-type="float">
            <text:p>3,314433172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59" calcext:value-type="float">
            <text:p>2,59</text:p>
          </table:table-cell>
          <table:table-cell office:value-type="float" office:value="0.764266" calcext:value-type="float">
            <text:p>0,764266</text:p>
          </table:table-cell>
          <table:table-cell office:value-type="float" office:value="0.777799" calcext:value-type="float">
            <text:p>0,777799</text:p>
          </table:table-cell>
          <table:table-cell/>
          <table:table-cell office:value-type="float" office:value="1280" calcext:value-type="float">
            <text:p>1280</text:p>
          </table:table-cell>
          <table:table-cell table:formula="of:=[.B6]/[.C6]" office:value-type="float" office:value="3.38887246063543" calcext:value-type="float">
            <text:p>3,3888724606</text:p>
          </table:table-cell>
          <table:table-cell table:formula="of:=[.B6]/[.D6]" office:value-type="float" office:value="3.32990914105058" calcext:value-type="float">
            <text:p>3,3299091411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PU</text:p>
          </table:table-cell>
          <table:table-cell table:style-name="Default" office:value-type="string" calcext:value-type="string">
            <text:p>Intel(R) Core(TM) i7-4712MQ CPU @ 2.30GHz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6:41:03.255718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3-16T15:58:31.556610110</meta:creation-date>
    <dc:date>2016-05-31T16:56:04.143770144</dc:date>
    <dc:creator>Francisco Lupiáñez</dc:creator>
    <meta:editing-duration>PT1H54S</meta:editing-duration>
    <meta:editing-cycles>9</meta:editing-cycles>
    <meta:generator>LibreOffice/5.0.3.2$Linux_X86_64 LibreOffice_project/00m0$Build-2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082cm" svg:y="0.316cm" chart:style-name="ch2">
          <text:p>Tiempos</text:p>
        </chart:title>
        <chart:legend chart:legend-position="end" svg:x="13.701cm" svg:y="3.705cm" style:legend-expansion="high" chart:style-name="ch3"/>
        <chart:plot-area chart:style-name="ch4" table:cell-range-address="Sheet1.A1:Sheet1.D6" chart:data-source-has-labels="both" svg:x="1.33cm" svg:y="1.301cm" svg:width="12.052cm" svg:height="6.543cm">
          <chartooo:coordinate-region svg:x="2.057cm" svg:y="1.5cm" svg:width="10.953cm" svg:height="5.697cm"/>
          <chart:axis chart:dimension="x" chart:name="primary-x" chart:style-name="ch5" chartooo:axis-type="auto">
            <chartooo:date-scale/>
            <chart:title svg:x="6.73cm" svg:y="8.024cm" chart:style-name="ch6">
              <text:p>Tamaño</text:p>
            </chart:title>
            <chart:categories table:cell-range-address="Sheet1.A2:Sheet1.A6"/>
          </chart:axis>
          <chart:axis chart:dimension="y" chart:name="primary-y" chart:style-name="ch5">
            <chart:title svg:x="0.451cm" svg:y="5.569cm" chart:style-name="ch7">
              <text:p>Tiempo (seg)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line">
            <chart:data-point chart:repeated="5"/>
          </chart:series>
          <chart:series chart:style-name="ch10" chart:values-cell-range-address="Sheet1.C2:Sheet1.C6" chart:label-cell-address="Sheet1.C1:Sheet1.C1" chart:class="chart:line">
            <chart:data-point chart:repeated="5"/>
          </chart:series>
          <chart:series chart:style-name="ch11" chart:values-cell-range-address="Sheet1.D2:Sheet1.D6" chart:label-cell-address="Sheet1.D1:Sheet1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c</text:p>
                <draw:g>
                  <svg:desc>Sheet1.B1:Sheet1.B1</svg:desc>
                </draw:g>
              </table:table-cell>
              <table:table-cell office:value-type="string">
                <text:p>T_1D</text:p>
                <draw:g>
                  <svg:desc>Sheet1.C1:Sheet1.C1</svg:desc>
                </draw:g>
              </table:table-cell>
              <table:table-cell office:value-type="string">
                <text:p>T_2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2:Sheet1.A6</svg:desc>
                </draw:g>
              </table:table-cell>
              <table:table-cell office:value-type="float" office:value="0.02">
                <text:p>0.02</text:p>
                <draw:g>
                  <svg:desc>Sheet1.B2:Sheet1.B6</svg:desc>
                </draw:g>
              </table:table-cell>
              <table:table-cell office:value-type="float" office:value="0.0194831">
                <text:p>0.0194831</text:p>
                <draw:g>
                  <svg:desc>Sheet1.C2:Sheet1.C6</svg:desc>
                </draw:g>
              </table:table-cell>
              <table:table-cell office:value-type="float" office:value="0.0196661">
                <text:p>0.0196661</text:p>
                <draw:g>
                  <svg:desc>Sheet1.D2:Sheet1.D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4">
                <text:p>0.14</text:p>
              </table:table-cell>
              <table:table-cell office:value-type="float" office:value="0.062258">
                <text:p>0.062258</text:p>
              </table:table-cell>
              <table:table-cell office:value-type="float" office:value="0.0668159">
                <text:p>0.066815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56">
                <text:p>0.56</text:p>
              </table:table-cell>
              <table:table-cell office:value-type="float" office:value="0.169906">
                <text:p>0.169906</text:p>
              </table:table-cell>
              <table:table-cell office:value-type="float" office:value="0.175945">
                <text:p>0.17594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">
                <text:p>1.4</text:p>
              </table:table-cell>
              <table:table-cell office:value-type="float" office:value="0.415034">
                <text:p>0.415034</text:p>
              </table:table-cell>
              <table:table-cell office:value-type="float" office:value="0.422395">
                <text:p>0.42239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59">
                <text:p>2.59</text:p>
              </table:table-cell>
              <table:table-cell office:value-type="float" office:value="0.764266">
                <text:p>0.764266</text:p>
              </table:table-cell>
              <table:table-cell office:value-type="float" office:value="0.777799">
                <text:p>0.7777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976cm" svg:y="0.316cm" chart:style-name="ch2">
          <text:p>Ganancia</text:p>
        </chart:title>
        <chart:legend chart:legend-position="end" svg:x="13.807cm" svg:y="3.954cm" style:legend-expansion="high" chart:style-name="ch3"/>
        <chart:plot-area chart:style-name="ch4" table:cell-range-address="Sheet1.F1:Sheet1.H6" chart:data-source-has-labels="both" svg:x="1.33cm" svg:y="1.301cm" svg:width="12.158cm" svg:height="6.543cm">
          <chartooo:coordinate-region svg:x="2.057cm" svg:y="1.5cm" svg:width="11.059cm" svg:height="5.697cm"/>
          <chart:axis chart:dimension="x" chart:name="primary-x" chart:style-name="ch5" chartooo:axis-type="auto">
            <chartooo:date-scale/>
            <chart:title svg:x="6.783cm" svg:y="8.024cm" chart:style-name="ch6">
              <text:p>Tamaño</text:p>
            </chart:title>
            <chart:categories table:cell-range-address="Sheet1.F2:Sheet1.F6"/>
          </chart:axis>
          <chart:axis chart:dimension="y" chart:name="primary-y" chart:style-name="ch5">
            <chart:title svg:x="0.451cm" svg:y="5.33cm" chart:style-name="ch7">
              <text:p>Ganancia</text:p>
            </chart:title>
            <chart:grid chart:style-name="ch8" chart:class="major"/>
          </chart:axis>
          <chart:series chart:style-name="ch9" chart:values-cell-range-address="Sheet1.G2:Sheet1.G6" chart:label-cell-address="Sheet1.G1:Sheet1.G1" chart:class="chart:line">
            <chart:data-point chart:repeated="5"/>
          </chart:series>
          <chart:series chart:style-name="ch10" chart:values-cell-range-address="Sheet1.H2:Sheet1.H6" chart:label-cell-address="Sheet1.H1:Sheet1.H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_1D</text:p>
                <draw:g>
                  <svg:desc>Sheet1.G1:Sheet1.G1</svg:desc>
                </draw:g>
              </table:table-cell>
              <table:table-cell office:value-type="string">
                <text:p>S_2D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F2:Sheet1.F6</svg:desc>
                </draw:g>
              </table:table-cell>
              <table:table-cell office:value-type="float" office:value="1.02653068556852">
                <text:p>1.02653068556852</text:p>
                <draw:g>
                  <svg:desc>Sheet1.G2:Sheet1.G6</svg:desc>
                </draw:g>
              </table:table-cell>
              <table:table-cell office:value-type="float" office:value="1.01697845531142">
                <text:p>1.01697845531142</text:p>
                <draw:g>
                  <svg:desc>Sheet1.H2:Sheet1.H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24870699347875">
                <text:p>2.24870699347875</text:p>
              </table:table-cell>
              <table:table-cell office:value-type="float" office:value="2.09530964934993">
                <text:p>2.0953096493499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9594010805975">
                <text:p>3.29594010805975</text:p>
              </table:table-cell>
              <table:table-cell office:value-type="float" office:value="3.18281281082156">
                <text:p>3.1828128108215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37321761590617">
                <text:p>3.37321761590617</text:p>
              </table:table-cell>
              <table:table-cell office:value-type="float" office:value="3.31443317274115">
                <text:p>3.3144331727411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.38887246063543">
                <text:p>3.38887246063543</text:p>
              </table:table-cell>
              <table:table-cell office:value-type="float" office:value="3.32990914105058">
                <text:p>3.329909141050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